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0A600000096D3D32E3F8E63D777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1" svg:font-family="Verdan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1pt" style:font-size-asian="11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552cm" style:auto-text-indent="false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8pt" style:font-weight-complex="bold"/>
    </style:style>
    <style:style style:name="T2" style:family="text">
      <style:text-properties fo:font-size="11pt" style:font-size-asian="11pt" style:font-size-complex="14pt"/>
    </style:style>
    <style:style style:name="T3" style:family="text">
      <style:text-properties fo:font-size="11pt" fo:font-weight="bold" style:font-size-asian="11pt" style:font-weight-asian="bold" style:font-size-complex="14pt" style:font-weight-complex="bold"/>
    </style:style>
    <style:style style:name="T4" style:family="text">
      <style:text-properties fo:font-size="11pt" fo:language="en" fo:country="US" fo:font-weight="bold" style:font-size-asian="11pt" style:font-weight-asian="bold" style:font-size-complex="14pt" style:font-weight-complex="bold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Verdana" fo:font-size="12pt" fo:font-weight="bold" style:font-size-asian="12pt" style:font-weight-asian="bold" style:font-name-complex="Verdana1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2"/>
      <text:p text:style-name="P2"/>
      <text:p text:style-name="P3"><text:span text:style-name="T1">DECLARAÇÃO</text:span></text:p>
      <text:p text:style-name="Standard"/>
      <text:p text:style-name="Standard"/>
      <text:p text:style-name="Standard"/>
      <text:p text:style-name="P6"><text:span text:style-name="T2">A Prefeitura Municipal de São José do Divino, Empresa de Direito Público Interno, com sede à Praça Prefeito Jurandir José Duarte, s/nº, inscrita sob o nº </text:span><text:span text:style-name="T3">CNPJ 18.404.988/0001-10</text:span><text:span text:style-name="T2">, neste ato representado por </text:span><field:fieldmark-start text:name="Text1" field:type="vnd.oasis.opendocument.field.FORMTEXT"/><text:span text:style-name="T4">     </text:span><field:fieldmark-end/><text:span text:style-name="T2">, Prefeito Municipal, </text:span><text:span text:style-name="T3">declara</text:span><text:span text:style-name="T2"> para os devidos fins, que a Escola Estadual São Geraldo localizava-se no Córrego dos Martins, zona rural do Município de São José do Divino.</text:span></text:p>
      <text:p text:style-name="P6"><text:span text:style-name="T2">A Escola foi criada pelo Decreto 999.999 de 14/10/1964 e extinta no ano de 2003.</text:span></text:p>
      <text:p text:style-name="P6"><text:span text:style-name="T2">Por ser verdade, firmo a presente declaração, que vai por mim assinada.</text:span></text:p>
      <text:p text:style-name="P6"><text:span text:style-name="T2">São José do Divino-MG, </text:span><field:fieldmark-start text:name="Text11" field:type="vnd.oasis.opendocument.field.FORMTEXT"/><text:span text:style-name="T4">     </text:span><field:fieldmark-end/><text:span text:style-name="T2"> de </text:span><field:fieldmark-start text:name="Text12" field:type="vnd.oasis.opendocument.field.FORMTEXT"/><text:span text:style-name="T4">     </text:span><field:fieldmark-end/><text:span text:style-name="T2"> de </text:span><field:fieldmark-start text:name="Text13" field:type="vnd.oasis.opendocument.field.FORMTEXT"/><text:span text:style-name="T4">     </text:span><field:fieldmark-end/><text:span text:style-name="T2">.</text:span></text:p>
      <text:p text:style-name="P4"/>
      <text:p text:style-name="P4"/>
      <text:p text:style-name="P5"/>
      <text:p text:style-name="P3"><text:span text:style-name="T2"><text:line-break/><text:line-break/><text:line-break/><text:line-break/></text:span></text:p>
      <text:p text:style-name="P3"><text:bookmark-start text:name="_GoBack"/><field:fieldmark-start text:name="Text14" field:type="vnd.oasis.opendocument.field.FORMTEXT"/><text:span text:style-name="T4">     </text:span><field:fieldmark-end/><text:bookmark-end text:name="_GoBack"/></text:p>
      <text:p text:style-name="P3"><text:span text:style-name="T2">Prefeito Municipal de São José do Divino/MG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1" svg:font-family="Verdan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pt" fo:country="BR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pt" fo:country="BR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6.542cm" fo:margin-left="-0.191cm" fo:margin-top="0cm" fo:margin-bottom="0cm" table:align="left"/>
    </style:style>
    <style:style style:name="Tabela1.A" style:family="table-column">
      <style:table-column-properties style:column-width="2.506cm"/>
    </style:style>
    <style:style style:name="Tabela1.B" style:family="table-column">
      <style:table-column-properties style:column-width="14.034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1.B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style:text-position="0% 100%" style:font-name="Verdana" fo:font-size="12pt" fo:font-weight="bold" style:font-size-asian="12pt" style:font-weight-asian="bold" style:font-name-complex="Verdana1" style:font-size-complex="16pt" style:font-weight-complex="bold"/>
    </style:style>
    <style:style style:name="MT2" style:family="text">
      <style:text-properties style:text-position="0% 100%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1.75cm" fo:margin-left="3.175cm" fo:margin-right="1.528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39cm" fo:margin-left="0cm" fo:margin-right="0cm" fo:margin-bottom="0.938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Header"><draw:frame draw:style-name="Mfr1" draw:name="Imagem 1" text:anchor-type="as-char" svg:width="2.12cm" svg:height="1.917cm" draw:z-index="0"><draw:image xlink:href="Pictures/10000201000000A600000096D3D32E3F8E63D777.png" xlink:type="simple" xlink:show="embed" xlink:actuate="onLoad" loext:mime-type="image/png"/><svg:desc>brasao</svg:desc></draw:frame></text:p>
            </table:table-cell>
            <table:table-cell table:style-name="Tabela1.B1" office:value-type="string">
              <text:p text:style-name="MP1"><text:span text:style-name="MT1">Prefeitura Municipal de São José do Divino</text:span></text:p>
              <text:p text:style-name="MP1"><text:span text:style-name="MT2">Estado de Minas Gerais</text:span></text:p>
              <text:p text:style-name="MP1"><text:span text:style-name="MT2">Praça Prefeito Jurandir José Duarte, s/nº, Centro - CEP 39848-000</text:span></text:p>
            </table:table-cell>
          </table:table-row>
        </table:table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1-01T05:11:00</meta:creation-date>
    <meta:initial-creator>administrador</meta:initial-creator>
    <dc:creator>administrador</dc:creator>
    <dc:date>2020-02-21T09:05:44</dc:date>
    <meta:editing-duration>P0D</meta:editing-duration>
    <meta:generator>LibreOffice/6.4.0.3$Linux_X86_64 LibreOffice_project/b0a288ab3d2d4774cb44b62f04d5d28733ac6df8</meta:generator>
    <meta:document-statistic meta:table-count="1" meta:image-count="1" meta:object-count="0" meta:page-count="1" meta:paragraph-count="12" meta:word-count="138" meta:character-count="785" meta:non-whitespace-character-count="640"/>
    <meta:user-defined meta:name="DocSecurity" meta:value-type="float">0</meta:user-defined>
    <meta:user-defined meta:name="KSOProductBuildVer">1046-11.1.0.908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